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gebräuchliche Wörter</text:h>
      <text:p text:style-name="Text_20_body">Dieses Dokument enthält einige in der Informatik eher ungebräuchliche Wörter. Daher kann es dazu benutzt werden, mit einer Suchanfrage zu überprüfen, ob ein Indexierungsvorgang erfolgreich war, d.h. ob dieses Dokument zum Index hinzugefügt wurde.</text:p>
      <text:p text:style-name="Text_20_body"/>
      <text:p text:style-name="Text_20_body">In der ägyptischen Geschichte spielen die Namen Hatschepsut, Nofretete, Echnaton und Rhamses eine wichtige Rolle. In der ägyptischen Mythologie finden sich unter anderem die Namen Isis, Osiris, Annubis, Aton und Ra. Unter den Tieren wurde der Skarabäus besonders verehrt, die deutsche Entsprechung (Mistkäfer) lässt jedes Anzeichen von Ehrfurcht vermi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horndale AMT" fo:font-size="12pt" fo:language="de" fo:country="DE"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7-04-05T15:49:59</meta:creation-date>
    <dc:date>2007-04-05T15:56:53</dc:date>
    <dc:language>de-DE</dc:language>
    <meta:editing-cycles>3</meta:editing-cycles>
    <meta:editing-duration>PT6M55S</meta:editing-duration>
    <meta:user-defined meta:name="Info 1"/>
    <meta:user-defined meta:name="Info 2"/>
    <meta:user-defined meta:name="Info 3"/>
    <meta:user-defined meta:name="Info 4"/>
    <meta:document-statistic meta:table-count="0" meta:image-count="0" meta:object-count="0" meta:page-count="1" meta:paragraph-count="3" meta:word-count="85" meta:character-count="624"/>
  </office:meta>
</office:document-meta>
</file>